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PMincho" svg:font-family="'MS P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 style:master-page-name="MP0">
      <style:table-properties style:width="6.6924in" fo:margin-left="0.0382in" style:page-number="auto" table:align="left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3458in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fo:language="pl" fo:country="PL"/>
    </style:style>
    <style:style style:name="P2" style:family="paragraph" style:parent-style-name="Table_20_Contents">
      <style:text-properties fo:font-size="10pt" fo:language="pl" fo:country="PL" style:font-size-asian="10pt" style:font-size-complex="10pt"/>
    </style:style>
    <style:style style:name="P3" style:family="paragraph" style:parent-style-name="Text_20_body">
      <style:paragraph-properties fo:line-height="150%" fo:text-align="end" style:justify-single-word="false"/>
    </style:style>
    <style:style style:name="P4" style:family="paragraph" style:parent-style-name="Text_20_body">
      <style:paragraph-properties fo:line-height="150%" fo:text-align="center" style:justify-single-word="false"/>
    </style:style>
    <style:style style:name="P5" style:family="paragraph" style:parent-style-name="Text_20_body">
      <style:paragraph-properties fo:line-height="150%" fo:text-align="end" style:justify-single-word="false"/>
      <style:text-properties fo:language="pl" fo:country="PL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end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fo:font-size="11pt" fo:language="pl" fo:country="PL" style:font-size-asian="11pt" style:font-size-complex="11pt"/>
    </style:style>
    <style:style style:name="P9" style:family="paragraph" style:parent-style-name="Standard">
      <style:paragraph-properties fo:line-height="150%" fo:text-align="end" style:justify-single-word="false"/>
      <style:text-properties fo:font-size="11pt" fo:language="pl" fo:country="PL" style:font-size-asian="11pt" style:font-size-complex="11pt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02in" style:auto-text-indent="false"/>
    </style:style>
    <style:style style:name="P11" style:family="paragraph" style:parent-style-name="Table_20_Contents">
      <style:paragraph-properties fo:text-align="start" style:justify-single-word="false" fo:break-before="page"/>
      <style:text-properties fo:font-size="10pt" fo:language="pl" fo:country="PL" style:font-size-asian="10pt" style:font-size-complex="10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02in" style:auto-text-indent="false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1pt" fo:language="pl" fo:country="PL" style:font-size-asian="11pt" style:font-size-complex="11pt"/>
    </style:style>
    <style:style style:name="T5" style:family="text">
      <style:text-properties fo:font-size="11pt" fo:language="pl" fo:country="PL" fo:font-style="italic" style:font-size-asian="11pt" style:font-style-asian="italic" style:font-size-complex="11pt"/>
    </style:style>
    <style:style style:name="T6" style:family="text">
      <style:text-properties fo:font-size="11pt" fo:language="pl" fo:country="PL" fo:font-style="normal" style:font-size-asian="11pt" style:font-style-asian="normal" style:font-size-complex="11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Wojciech Dudek</text:p>
            <text:p text:style-name="P2">ul. Poselska 9/5</text:p>
            <text:p text:style-name="P2">31-002 Kraków</text:p>
            <text:p text:style-name="P2">tel. 500 526 268</text:p>
            <text:p text:style-name="P2">wdudek82@gmail.com</text:p>
          </table:table-cell>
          <table:table-cell table:style-name="Table1.A1" office:value-type="string">
            <text:p text:style-name="P1"/>
          </table:table-cell>
        </table:table-row>
      </table:table>
      <text:p text:style-name="P3"><text:span text:style-name="Strong_20_Emphasis"><text:span text:style-name="T1"/></text:span></text:p>
      <text:p text:style-name="P3"><text:span text:style-name="Strong_20_Emphasis"><text:span text:style-name="T1">Tech Cave Sp. z o.o.</text:span></text:span></text:p>
      <text:p text:style-name="P5">ul. Lipowa 3<text:line-break/>30-702 Kraków</text:p>
      <text:p text:style-name="P4"><text:span text:style-name="Domyślna_20_czcionka_20_akapitu"><text:span text:style-name="T2"/></text:span></text:p>
      <text:p text:style-name="P4"><text:span text:style-name="Domyślna_20_czcionka_20_akapitu"><text:span text:style-name="T2">Szanowni Państwo</text:span></text:span></text:p>
      <text:p text:style-name="P6"><text:span text:style-name="Domyślna_20_czcionka_20_akapitu"><text:span text:style-name="T1"><text:tab/></text:span></text:span><text:span text:style-name="Domyślna_20_czcionka_20_akapitu"><text:span text:style-name="T4">Chciałbym starać się o możliwość odbywania w Państwa firmie stażu. W tym momencie zależy mi przede wszystkim na samej możliwości zdobywania umiejętności i doświadczenia, które z czasem umożliwiłyby mi rozpoczęcie pracy na stanowisku młodszego programisty Python/Django.</text:span></text:span></text:p>
      <text:p text:style-name="P10"><text:span text:style-name="Domyślna_20_czcionka_20_akapitu"><text:span text:style-name="T4">Informatyka zawsze była jedną z moich pasji. Już w szkole średniej uczyłem się programowania w </text:span></text:span><text:span text:style-name="Domyślna_20_czcionka_20_akapitu"><text:span text:style-name="T5">Turbo Pascalu 7.0</text:span></text:span><text:span text:style-name="Domyślna_20_czcionka_20_akapitu"><text:span text:style-name="T4"> w ramach indywidualnego toku nauczania, zainicjowanego dla mnie przez nauczyciela matematyki i informatyki. Dodatkowo, samodzielnie zapoznawałem się z systemem </text:span></text:span><text:span text:style-name="Domyślna_20_czcionka_20_akapitu"><text:span text:style-name="T5">Linux. </text:span></text:span><text:span text:style-name="Domyślna_20_czcionka_20_akapitu"><text:span text:style-name="T4">Podczas studiów magisterskich na kierunku filozofia na UMCS, wybrałem specjalność filozofia komunikacji i umysłu. W ramach zajęć zapoznałem się z podstawami języka </text:span></text:span><text:span text:style-name="Domyślna_20_czcionka_20_akapitu"><text:span text:style-name="T5">Lisp</text:span></text:span><text:span text:style-name="Domyślna_20_czcionka_20_akapitu"><text:span text:style-name="T4"> oraz algorytmiki. Dodatkowo, poza programem studiów – indywidualnie, pod kierunkiem prof. dr. hab. Piotra Gizy, realizowałem zagadnienia wykraczające ponad zakres programowy.</text:span></text:span></text:p>
      <text:p text:style-name="P10"><text:span text:style-name="Domyślna_20_czcionka_20_akapitu"><text:span text:style-name="T4">Od stycznia tego roku uczę się samodzielnie języka </text:span></text:span><text:span text:style-name="Domyślna_20_czcionka_20_akapitu"><text:span text:style-name="T5">Python 2.</text:span></text:span><text:span text:style-name="Domyślna_20_czcionka_20_akapitu"><text:span text:style-name="T4"> Ukończyłem kilka internetowych kursów oraz podręczników. Po trzech miesiącach przystąpiłem również do nauki Django 1.7 (oraz powiązanych z tym rzeczy jak: virtualenv, powtórka html i css, jscript, version control system (GitHub). Więcej szczegółów na mojej stronie/portfolio: </text:span></text:span><text:a xlink:type="simple" xlink:href="http://aureus.herokuapp.com/" text:style-name="Internet_20_link" text:visited-style-name="Visited_20_Internet_20_Link"><text:span text:style-name="Domyślna_20_czcionka_20_akapitu"><text:span text:style-name="T4">http://aureus.herokuapp.com/</text:span></text:span></text:a><text:span text:style-name="Domyślna_20_czcionka_20_akapitu"><text:span text:style-name="T4"> </text:span></text:span></text:p>
      <text:p text:style-name="P10"><text:span text:style-name="Domyślna_20_czcionka_20_akapitu"><text:span text:style-name="T4">Po opanowaniu podstawowego materiału chciałbym skorzystać z możliwości rozwijania umiejętności programowania jako stażysta w Państwa firmie. Umożliwiłoby mi to nabycie wiedzy, która faktycznie znajdzie zastosowanie w pracy zawodowej. Byłbym bliżej realnych problemów i zadań wiążących się z programowaniem w </text:span></text:span><text:span text:style-name="Domyślna_20_czcionka_20_akapitu"><text:span text:style-name="T5">Pythonie/Django. </text:span></text:span><text:span text:style-name="Domyślna_20_czcionka_20_akapitu"><text:span text:style-name="T6">Jestem przekonany o tym</text:span></text:span><text:span text:style-name="Domyślna_20_czcionka_20_akapitu"><text:span text:style-name="T4">, że taka możliwość w znacznym stopniu przyśpieszyłaby moja naukę. Oczywiście jestem gotów dostosować się do Państwa wymagań.</text:span></text:span></text:p>
      <text:p text:style-name="P8"><text:tab/>Ze swojej strony mogę zapewnić o całkowitej dyspozycyjności. Nauka <text:span text:style-name="T3">Pythona, Django</text:span> oraz łączących się z tym umiejętności, stanowi dla mnie priorytet, ponieważ jestem zdecydowany związać z branżą IT swoją zawodową przyszłość. Jestem nie tylko zdeterminowany, ale również zafascynowany tą tematyką. Potrafię angażować się w stawiane przede mną cele, realizować zadania i uważam, że mógłbym stać się z czasem wartościowym członkiem zespołu.</text:p>
      <text:p text:style-name="P9">Z poważaniem,</text:p>
      <text:p text:style-name="P7"><text:span text:style-name="Domyślna_20_czcionka_20_akapitu"><text:span text:style-name="T4">Wojciech Dudek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PMincho" svg:font-family="'MS P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agłówek_20_3" style:display-name="Nagłówek 3" style:family="paragraph" style:parent-style-name="Heading" style:next-style-name="Text_20_body" style:default-outline-level="3">
      <style:paragraph-properties fo:hyphenation-ladder-count="no-limit"/>
      <style:text-properties style:font-name="Times New Roman" fo:font-weight="bold" style:font-name-asian="MS PMincho" style:font-weight-asian="bold" style:font-weight-complex="bold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omyślna_20_czcionka_20_akapitu" style:display-name="Domyślna czcionka akapitu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renovatum 2</meta:initial-creator>
    <meta:creation-date>2009-04-16T11:32:00Z</meta:creation-date>
    <dc:date>2015-05-19T18:52:04</dc:date>
    <meta:editing-cycles>16</meta:editing-cycles>
    <meta:editing-duration>PT2H39M2S</meta:editing-duration>
    <dc:creator>Wojciech Dudek</dc:creator>
    <meta:document-statistic meta:table-count="1" meta:image-count="0" meta:object-count="0" meta:page-count="1" meta:paragraph-count="15" meta:word-count="315" meta:character-count="233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